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2pt" style:font-size-asian="12pt" style:font-size-complex="12pt"/>
    </style:style>
    <style:style style:name="P2" style:family="paragraph" style:parent-style-name="Standard">
      <style:paragraph-properties fo:margin-left="0.344cm" fo:margin-right="0cm" fo:margin-top="0cm" fo:margin-bottom="0cm" fo:line-height="100%" fo:text-indent="0cm" style:auto-text-indent="false"/>
      <style:text-properties fo:color="#000000" style:font-name="Calibri1" fo:font-size="12pt" style:font-size-asian="12pt" style:font-name-complex="Tahoma" style:font-size-complex="12pt"/>
    </style:style>
    <style:style style:name="P3" style:family="paragraph" style:parent-style-name="Standard">
      <style:paragraph-properties fo:margin-left="0.344cm" fo:margin-right="0cm" fo:margin-top="0cm" fo:margin-bottom="0cm" fo:line-height="100%" fo:text-indent="0cm" style:auto-text-indent="false"/>
      <style:text-properties fo:color="#000000" style:font-name="Calibri1" fo:font-size="12pt" fo:background-color="#ccff99" style:font-size-asian="12pt" style:font-name-complex="Tahoma" style:font-size-complex="12pt"/>
    </style:style>
    <style:style style:name="P4" style:family="paragraph" style:parent-style-name="Standard">
      <style:paragraph-properties fo:margin-left="0.344cm" fo:margin-right="0cm" fo:margin-top="0cm" fo:margin-bottom="0cm" fo:line-height="100%" fo:text-indent="0cm" style:auto-text-indent="false"/>
      <style:text-properties fo:color="#000000" style:font-name="Calibri1" fo:font-size="12pt" fo:background-color="#ffd320" style:font-size-asian="12pt" style:font-name-complex="Tahoma" style:font-size-complex="12pt"/>
    </style:style>
    <style:style style:name="P5" style:family="paragraph" style:parent-style-name="Standard">
      <style:paragraph-properties fo:margin-left="0.344cm" fo:margin-right="0cm" fo:margin-top="0cm" fo:margin-bottom="0cm" fo:line-height="100%" fo:text-indent="0cm" style:auto-text-indent="false" fo:background-color="#ccff99">
        <style:background-image/>
      </style:paragraph-properties>
      <style:text-properties fo:color="#000000" style:font-name="Calibri1" fo:font-size="12pt" style:font-size-asian="12pt" style:font-name-complex="Tahoma" style:font-size-complex="12pt"/>
    </style:style>
    <style:style style:name="P6" style:family="paragraph" style:parent-style-name="Standard">
      <style:paragraph-properties fo:margin-left="-0.159cm" fo:margin-right="0cm" fo:margin-top="0cm" fo:margin-bottom="0cm" fo:line-height="100%" fo:text-indent="0cm" style:auto-text-indent="false"/>
      <style:text-properties fo:color="#000000" style:font-name="Calibri1" fo:font-size="12pt" style:font-size-asian="12pt" style:font-name-complex="Tahoma" style:font-size-complex="12pt"/>
    </style:style>
    <style:style style:name="P7" style:family="paragraph" style:parent-style-name="Standard" style:master-page-name="Standard">
      <style:paragraph-properties fo:margin-left="0.344cm" fo:margin-right="0cm" fo:margin-top="0cm" fo:margin-bottom="0cm" fo:line-height="100%" fo:text-indent="0cm" style:auto-text-indent="false" style:page-number="auto"/>
      <style:text-properties fo:color="#000000" style:font-name="Calibri1" fo:font-size="12pt" style:text-underline-style="solid" style:text-underline-width="auto" style:text-underline-color="font-color" style:font-size-asian="12pt" style:font-name-complex="Tahoma" style:font-size-complex="12pt"/>
    </style:style>
    <style:style style:name="P8" style:family="paragraph" style:parent-style-name="Standard" style:list-style-name="L1">
      <style:paragraph-properties fo:margin-left="0.344cm" fo:margin-right="0cm" fo:margin-top="0cm" fo:margin-bottom="0cm" fo:line-height="100%" fo:text-indent="0cm" style:auto-text-indent="false"/>
      <style:text-properties fo:color="#000000" style:font-name="Calibri1" fo:font-size="12pt" style:font-size-asian="12pt" style:font-name-complex="Tahoma" style:font-size-complex="12pt"/>
    </style:style>
    <style:style style:name="P9" style:family="paragraph" style:parent-style-name="Standard">
      <style:paragraph-properties fo:margin-left="0.344cm" fo:margin-right="0cm" fo:margin-top="0cm" fo:margin-bottom="0cm" fo:line-height="100%" fo:text-indent="0cm" style:auto-text-indent="false" fo:background-color="#ffffff">
        <style:tab-stops>
          <style:tab-stop style:position="13.626cm"/>
        </style:tab-stops>
        <style:background-image/>
      </style:paragraph-properties>
      <style:text-properties fo:color="#000000" style:font-name="Calibri1" fo:font-size="12pt" fo:background-color="#ffffff" style:font-size-asian="12pt" style:font-name-complex="Tahoma" style:font-size-complex="12pt"/>
    </style:style>
    <style:style style:name="T1" style:family="text">
      <style:text-properties fo:background-color="#ccff99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rol No: 026816<text:bookmark text:name="_GoBack"/></text:p>
      <text:p text:style-name="P2"/>
      <text:p text:style-name="P6"/>
      <text:p text:style-name="P2"/>
      <text:p text:style-name="P5">665465 - item found but instead of 3cs the quantity was 36 pcs and uom is box</text:p>
      <text:p text:style-name="P5"/>
      <text:p text:style-name="P4">625601 -DONE</text:p>
      <text:p text:style-name="P4"/>
      <text:p text:style-name="P2">188423 - 3 entry found</text:p>
      <text:p text:style-name="P2"><text:s text:c="7"/>- barcode 4800119220575 HYGIENIX AB HAND GEL FRESH DEFENSE 72/55ML , uom PCS, 6 pcs</text:p>
      <text:p text:style-name="P2"><text:s text:c="7"/><text:span text:style-name="T1">- barcode 14800119220572 HYGIENIX AB HAND GEL FRESH DEFENSE 72/55ML , uom</text:span> <text:span text:style-name="T1">case72 <text:s/>,1 case ,72 pcs</text:span></text:p>
      <text:list xml:id="list4306885552276683438" text:style-name="L1">
        <text:list-item>
          <text:list>
            <text:list-item>
              <text:list>
                <text:list-item>
                  <text:p text:style-name="P8">barcode 4800119220575 HYGIENIX AB HAND GEL FRESH DEFENSE 72/55ML , uom PCS, 1 pcs</text:p>
                  <text:p text:style-name="P8"/>
                </text:list-item>
              </text:list>
            </text:list-item>
          </text:list>
        </text:list-item>
      </text:list>
      <text:p text:style-name="P2"/>
      <text:p text:style-name="P2">601130 4 entry found in actual count</text:p>
      <text:p text:style-name="P2"><text:s text:c="6"/>- barcode 4800220587154 TANDUAY R LIGHT 750ML , uom BOT, 1 BOT</text:p>
      <text:p text:style-name="P2"><text:s text:c="6"/><text:span text:style-name="T1">- barcode 14800220587151 TANDUAY R LIGHT 12x750ML , uom CS12, 3 CASE, 36 PCS</text:span></text:p>
      <text:p text:style-name="P2"><text:s text:c="6"/>- barcode 14800220587151 TANDUAY R LIGHT 12x750ML , uom CS12, 1 CASE, 12 PCS</text:p>
      <text:p text:style-name="P2"><text:s text:c="6"/>- barcode 4800220587154 TANDUAY R LIGHT 750ML , uom BOT, 33 BOT</text:p>
      <text:p text:style-name="P2"/>
      <text:p text:style-name="P2"><text:s text:c="5"/>2 entry found in advance count</text:p>
      <text:p text:style-name="P2"><text:s text:c="6"/>- barcode 14800220587151 TANDUAY R LIGHT 12x750ML , uom CS12, 32 CASE, 384 PCS</text:p>
      <text:p text:style-name="P2"><text:s text:c="6"/>- barcode 14800220587151 TANDUAY R LIGHT 12x750ML , uom CS12, 16 CASE, 194 PCS</text:p>
      <text:p text:style-name="P2"/>
      <text:p text:style-name="P9">197151 item found but instead of 4cs the quantity was 1cs and conversion qty is 72 pcs and uom is cs72</text:p>
      <text:p text:style-name="P2"/>
      <text:p text:style-name="P2">638458 2 entry found in actual count</text:p>
      <text:p text:style-name="P2"><text:s text:c="7"/>- barcode 6902482001022 KINGS L VERM SOT 1.59oz , uom PACK, 69 PACK</text:p>
      <text:p text:style-name="P2"><text:s text:c="5"/><text:span text:style-name="T1"><text:s text:c="2"/>- barcode 6902482001022 KINGS L VERM SOT 1.59oz , uom PACK, 41 PACK</text:span></text:p>
      <text:p text:style-name="P2"><text:s text:c="6"/></text:p>
      <text:p text:style-name="P2">108814 3 entry found in actual count but <text:s/>instead of 60g the grams is 12g</text:p>
      <text:p text:style-name="P2"/>
      <text:p text:style-name="P2"><text:s text:c="6"/><text:span text:style-name="T1"><text:s/>- barcode 4800131591080 GELEE HW SGEL ASSTD 12G , uom PACK, 30 PACK <text:s/>, 360 pcs</text:span></text:p>
      <text:p text:style-name="P3"><text:s text:c="7"/>- barcode 4800131591080 GELEE HW SGEL ASSTD 12G , uom PACK, 48 PACK <text:s/>, 576 pcs</text:p>
      <text:p text:style-name="P2"><text:s text:c="7"/>- barcode 4800131591080 GELEE HW SGEL ASSTD 12G , uom PACK, 18 PACK <text:s/>, 216 pcs</text:p>
      <text:p text:style-name="P2"/>
      <text:p text:style-name="P2"><text:s text:c="7"/>1 entry found in advance count but <text:s/>instead of 60g the grams is 12g</text:p>
      <text:p text:style-name="P2"><text:s text:c="7"/>- barcode 4800131591080 GELEE HW SGEL ASSTD 12G , uom PACK, 32 PACK <text:s/>, 384 pcs</text:p>
      <text:p text:style-name="P2"><text:s text:c="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na</meta:initial-creator>
    <meta:editing-cycles>7</meta:editing-cycles>
    <meta:creation-date>2023-05-17T06:44:00</meta:creation-date>
    <dc:date>2023-05-18T11:58:14.24</dc:date>
    <meta:editing-duration>PT1H5M11S</meta:editing-duration>
    <meta:generator>OpenOffice/4.1.3$Win32 OpenOffice.org_project/413m1$Build-9783</meta:generator>
    <meta:print-date>2023-05-17T14:57:07.70</meta:print-date>
    <meta:document-statistic meta:table-count="0" meta:image-count="0" meta:object-count="0" meta:page-count="1" meta:paragraph-count="27" meta:word-count="314" meta:character-count="17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